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015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29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3.346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12cm" fo:min-width="4.2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515cm" svg:height="0.962cm" svg:x="4.572cm" svg:y="3.048cm">
          <draw:text-box>
            <text:p>user_interface</text:p>
          </draw:text-box>
        </draw:frame>
        <draw:frame draw:style-name="gr2" draw:text-style-name="P1" draw:layer="layout" svg:width="4.79cm" svg:height="0.962cm" svg:x="8.636cm" svg:y="5.334cm">
          <draw:text-box>
            <text:p>location_loader</text:p>
          </draw:text-box>
        </draw:frame>
        <draw:frame draw:style-name="gr3" draw:text-style-name="P1" draw:layer="layout" svg:width="3.846cm" svg:height="0.962cm" svg:x="3.266cm" svg:y="5.334cm">
          <draw:text-box>
            <text:p>map_maker</text:p>
          </draw:text-box>
        </draw:frame>
        <draw:frame draw:style-name="gr4" draw:text-style-name="P1" draw:layer="layout" svg:width="3.846cm" svg:height="0.962cm" svg:x="3.012cm" svg:y="7.62cm">
          <draw:text-box>
            <text:p>data</text:p>
          </draw:text-box>
        </draw:frame>
        <draw:line draw:style-name="gr5" draw:text-style-name="P2" draw:layer="layout" svg:x1="5.842cm" svg:y1="4.064cm" svg:x2="5.842cm" svg:y2="5.334cm">
          <text:p/>
        </draw:line>
        <draw:line draw:style-name="gr5" draw:text-style-name="P2" draw:layer="layout" svg:x1="5.842cm" svg:y1="6.296cm" svg:x2="5.842cm" svg:y2="7.566cm">
          <text:p/>
        </draw:line>
        <draw:line draw:style-name="gr5" draw:text-style-name="P2" draw:layer="layout" svg:x1="7.112cm" svg:y1="5.588cm" svg:x2="8.636cm" svg:y2="5.588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4.515cm" svg:height="0.962cm" svg:x="2.54cm" svg:y="1.27cm">
          <draw:text-box>
            <text:p>UI</text:p>
          </draw:text-box>
        </draw:frame>
        <draw:frame draw:style-name="gr7" draw:text-style-name="P1" draw:layer="layout" svg:width="4.79cm" svg:height="0.962cm" svg:x="3.338cm" svg:y="4.318cm">
          <draw:text-box>
            <text:p>loaders</text:p>
          </draw:text-box>
        </draw:frame>
        <draw:frame draw:style-name="gr3" draw:text-style-name="P1" draw:layer="layout" svg:width="3.846cm" svg:height="0.962cm" svg:x="10.124cm" svg:y="4.318cm">
          <draw:text-box>
            <text:p>optimizers</text:p>
          </draw:text-box>
        </draw:frame>
        <draw:line draw:style-name="gr5" draw:text-style-name="P2" draw:layer="layout" svg:x1="5.334cm" svg:y1="5.334cm" svg:x2="5.334cm" svg:y2="7.42cm">
          <text:p/>
        </draw:line>
        <draw:line draw:style-name="gr5" draw:text-style-name="P2" draw:layer="layout" svg:x1="5.334cm" svg:y1="2.286cm" svg:x2="5.334cm" svg:y2="4.318cm">
          <text:p/>
        </draw:line>
        <draw:line draw:style-name="gr5" draw:text-style-name="P2" draw:layer="layout" svg:x1="2.737cm" svg:y1="2.232cm" svg:x2="2.794cm" svg:y2="7.366cm">
          <text:p/>
        </draw:line>
        <draw:frame draw:style-name="gr4" draw:text-style-name="P1" draw:layer="layout" svg:width="3.846cm" svg:height="0.962cm" svg:x="2.54cm" svg:y="7.42cm">
          <draw:text-box>
            <text:p>data</text:p>
          </draw:text-box>
        </draw:frame>
        <draw:line draw:style-name="gr5" draw:text-style-name="P2" draw:layer="layout" svg:x1="11.938cm" svg:y1="1.524cm" svg:x2="11.938cm" svg:y2="4.318cm">
          <text:p/>
        </draw:line>
        <draw:line draw:style-name="gr5" draw:text-style-name="P2" draw:layer="layout" svg:x1="10.124cm" svg:y1="4.826cm" svg:x2="8.128cm" svg:y2="4.826cm">
          <text:p/>
        </draw:line>
        <draw:line draw:style-name="gr5" draw:text-style-name="P2" draw:layer="layout" svg:x1="7.055cm" svg:y1="1.524cm" svg:x2="11.938cm" svg:y2="1.524cm">
          <text:p/>
        </draw:lin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30T21:53:39.375000000</meta:creation-date>
    <dc:date>2021-12-24T18:52:23.438000000</dc:date>
    <meta:editing-duration>PT59M25S</meta:editing-duration>
    <meta:editing-cycles>3</meta:editing-cycles>
    <meta:generator>LibreOffice/6.0.7.3$Windows_X86_64 LibreOffice_project/dc89aa7a9eabfd848af146d5086077aeed2ae4a5</meta:generator>
    <meta:document-statistic meta:object-count="42"/>
  </office:meta>
</office:document-meta>
</file>